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k Dart</text:p>
      <text:p text:style-name="Standard"><text:a xlink:type="simple" xlink:href="https://itnext.io/building-cli-programs-in-dart-81aaa85caeee" text:style-name="Internet_20_link" text:visited-style-name="Visited_20_Internet_20_Link">https://itnext.io/building-cli-programs-in-dart-81aaa85caeee</text:a></text:p>
      <text:p text:style-name="Standard"/>
      <text:p text:style-name="Standard"><text:a xlink:type="simple" xlink:href="https://riptutorial.com/es/dart/example/10070/convertir-devoluciones-de-llamada-a-futuros" text:style-name="Internet_20_link" text:visited-style-name="Visited_20_Internet_20_Link">https://riptutorial.com/es/dart/example/10070/convertir-devoluciones-de-llamada-a-futuros</text:a></text:p>
      <text:p text:style-name="Standard"><text:a xlink:type="simple" xlink:href="https://api.dartlang.org/stable/2.5.0/dart-io/File-class.html" text:style-name="Internet_20_link" text:visited-style-name="Visited_20_Internet_20_Link"/></text:p>
      <text:p text:style-name="Standard"><text:a xlink:type="simple" xlink:href="https://api.dartlang.org/stable/2.5.0/dart-io/File-class.html" text:style-name="Internet_20_link" text:visited-style-name="Visited_20_Internet_20_Link">https://api.dartlang.org/stable/2.5.0/dart-io/File-class.html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22:48:00.380513016</meta:creation-date>
    <meta:generator>LibreOffice/6.2.7.1$MacOSX_X86_64 LibreOffice_project/23edc44b61b830b7d749943e020e96f5a7df63bf</meta:generator>
    <dc:date>2019-09-14T11:36:41.220605277</dc:date>
    <meta:editing-duration>PT2M</meta:editing-duration>
    <meta:editing-cycles>2</meta:editing-cycles>
    <meta:document-statistic meta:table-count="0" meta:image-count="0" meta:object-count="0" meta:page-count="1" meta:paragraph-count="4" meta:word-count="5" meta:character-count="219" meta:non-whitespace-character-count="218"/>
  </office:meta>
</office:document-meta>
</file>